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667ba" officeooo:paragraph-rsid="003667ba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T24" style:family="text">
      <style:text-properties officeooo:rsid="003667b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Bc. Daniel Lebduška Ičo: 02361981 sídlo: Čáslavská 427, 537 01, Chrudim - Chrudim IV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5432114706054" text:continue-numbering="true" text:style-name="L1">
              <text:list-item>
                <text:p text:style-name="P15">Změna – upřesnění odměny od 1.<text:span text:style-name="T24">2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54:30.072605680</dc:date>
    <meta:editing-cycles>110</meta:editing-cycles>
    <meta:editing-duration>P24DT13H59M5S</meta:editing-duration>
    <meta:generator>LibreOffice/5.1.6.2$Linux_X86_64 LibreOffice_project/10m0$Build-2</meta:generator>
    <meta:print-date>2017-03-18T12:52:56.853075572</meta:print-date>
    <meta:document-statistic meta:table-count="2" meta:image-count="1" meta:object-count="0" meta:page-count="1" meta:paragraph-count="32" meta:word-count="182" meta:character-count="1260" meta:non-whitespace-character-count="1105"/>
    <meta:user-defined meta:name="Informace 1"/>
    <meta:user-defined meta:name="Informace 2"/>
    <meta:user-defined meta:name="Informace 3"/>
    <meta:user-defined meta:name="Informace 4"/>
  </office:meta>
</office:document-meta>
</file>